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8942" officeooo:paragraph-rsid="0011894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UDIO ALVES DUARTE FILH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12:10:55.574463731</meta:creation-date>
    <dc:date>2020-06-25T12:11:55.924760203</dc:date>
    <meta:editing-duration>PT1M3S</meta:editing-duration>
    <meta:editing-cycles>1</meta:editing-cycles>
    <meta:document-statistic meta:table-count="0" meta:image-count="0" meta:object-count="0" meta:page-count="1" meta:paragraph-count="1" meta:word-count="4" meta:character-count="26" meta:non-whitespace-character-count="23"/>
    <meta:generator>LibreOffice/6.4.3.2$Linux_X86_64 LibreOffice_project/40$Build-2</meta:generator>
  </office:meta>
</office:document-meta>
</file>